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9.51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31.75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5]))&gt;0)" style:apply-style-name="ConditionalStyle_5f_1" style:base-cell-address="Página1.N25"/>
    </style:style>
    <style:style style:name="ce1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5]))&gt;0)" style:apply-style-name="ConditionalStyle_5f_1" style:base-cell-address="Página1.N25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7]))&gt;0)" style:apply-style-name="ConditionalStyle_5f_1" style:base-cell-address="Página1.N27"/>
    </style:style>
    <style:style style:name="ce14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14]))&gt;0)" style:apply-style-name="ConditionalStyle_5f_1" style:base-cell-address="Página1.S14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14]))&gt;0)" style:apply-style-name="ConditionalStyle_5f_1" style:base-cell-address="Página1.S14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5]))&gt;0)" style:apply-style-name="ConditionalStyle_5f_1" style:base-cell-address="Página1.S25"/>
    </style:style>
    <style:style style:name="ce17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5]))&gt;0)" style:apply-style-name="ConditionalStyle_5f_1" style:base-cell-address="Página1.S25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7]))&gt;0)" style:apply-style-name="ConditionalStyle_5f_1" style:base-cell-address="Página1.S27"/>
    </style:style>
    <style:style style:name="ce19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14]))&gt;0)" style:apply-style-name="ConditionalStyle_5f_1" style:base-cell-address="Página1.T14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14]))&gt;0)" style:apply-style-name="ConditionalStyle_5f_1" style:base-cell-address="Página1.T14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5]))&gt;0)" style:apply-style-name="ConditionalStyle_5f_1" style:base-cell-address="Página1.T25"/>
    </style:style>
    <style:style style:name="ce2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5]))&gt;0)" style:apply-style-name="ConditionalStyle_5f_1" style:base-cell-address="Página1.T25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7]))&gt;0)" style:apply-style-name="ConditionalStyle_5f_1" style:base-cell-address="Página1.T27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7]))&gt;0)" style:apply-style-name="ConditionalStyle_5f_1" style:base-cell-address="Página1.N27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7]))&gt;0)" style:apply-style-name="ConditionalStyle_5f_1" style:base-cell-address="Página1.N27"/>
    </style:style>
    <style:style style:name="ce47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4]))&gt;0)" style:apply-style-name="ConditionalStyle_5f_1" style:base-cell-address="Página1.V14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4]))&gt;0)" style:apply-style-name="ConditionalStyle_5f_1" style:base-cell-address="Página1.V14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25]))&gt;0)" style:apply-style-name="ConditionalStyle_5f_1" style:base-cell-address="Página1.V25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25]))&gt;0)" style:apply-style-name="ConditionalStyle_5f_1" style:base-cell-address="Página1.V25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27]))&gt;0)" style:apply-style-name="ConditionalStyle_5f_1" style:base-cell-address="Página1.V27"/>
    </style:style>
    <style:style style:name="ce6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14]))&gt;0)" style:apply-style-name="ConditionalStyle_5f_1" style:base-cell-address="Página1.N14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14]))&gt;0)" style:apply-style-name="ConditionalStyle_5f_1" style:base-cell-address="Página1.N14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14]))&gt;0)" style:apply-style-name="ConditionalStyle_5f_1" style:base-cell-address="Página1.N14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14]))&gt;0)" style:apply-style-name="ConditionalStyle_5f_1" style:base-cell-address="Página1.N14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5]))&gt;0)" style:apply-style-name="ConditionalStyle_5f_1" style:base-cell-address="Página1.N25"/>
    </style:style>
    <style:style style:name="ce69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5]))&gt;0)" style:apply-style-name="ConditionalStyle_5f_1" style:base-cell-address="Página1.N25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7]))&gt;0)" style:apply-style-name="ConditionalStyle_5f_1" style:base-cell-address="Página1.N27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7]))&gt;0)" style:apply-style-name="ConditionalStyle_5f_1" style:base-cell-address="Página1.N27"/>
    </style:style>
    <style:style style:name="ce7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14]))&gt;0)" style:apply-style-name="ConditionalStyle_5f_1" style:base-cell-address="Página1.S14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14]))&gt;0)" style:apply-style-name="ConditionalStyle_5f_1" style:base-cell-address="Página1.S14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5]))&gt;0)" style:apply-style-name="ConditionalStyle_5f_1" style:base-cell-address="Página1.S25"/>
    </style:style>
    <style:style style:name="ce75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5]))&gt;0)" style:apply-style-name="ConditionalStyle_5f_1" style:base-cell-address="Página1.S25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7]))&gt;0)" style:apply-style-name="ConditionalStyle_5f_1" style:base-cell-address="Página1.S27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7]))&gt;0)" style:apply-style-name="ConditionalStyle_5f_1" style:base-cell-address="Página1.N27"/>
    </style:style>
    <style:style style:name="ce78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14]))&gt;0)" style:apply-style-name="ConditionalStyle_5f_1" style:base-cell-address="Página1.T14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14]))&gt;0)" style:apply-style-name="ConditionalStyle_5f_1" style:base-cell-address="Página1.T14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5]))&gt;0)" style:apply-style-name="ConditionalStyle_5f_1" style:base-cell-address="Página1.T25"/>
    </style:style>
    <style:style style:name="ce8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5]))&gt;0)" style:apply-style-name="ConditionalStyle_5f_1" style:base-cell-address="Página1.T25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7]))&gt;0)" style:apply-style-name="ConditionalStyle_5f_1" style:base-cell-address="Página1.T27"/>
    </style:style>
    <style:style style:name="ce83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4]))&gt;0)" style:apply-style-name="ConditionalStyle_5f_1" style:base-cell-address="Página1.V14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4]))&gt;0)" style:apply-style-name="ConditionalStyle_5f_1" style:base-cell-address="Página1.V14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25]))&gt;0)" style:apply-style-name="ConditionalStyle_5f_1" style:base-cell-address="Página1.V25"/>
    </style:style>
    <style:style style:name="ce86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25]))&gt;0)" style:apply-style-name="ConditionalStyle_5f_1" style:base-cell-address="Página1.V25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27]))&gt;0)" style:apply-style-name="ConditionalStyle_5f_1" style:base-cell-address="Página1.V27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number-columns-repeated="999" table:default-cell-style-name="Default"/>
        <table:table-row table:style-name="ro1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\.</text:p>
          </table:table-cell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}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EOF</text:p>
          </table:table-cell>
          <table:table-cell table:style-name="ce1" office:value-type="string" calcext:value-type="string">
            <text:p>\n | \t | " <text:s/>"</text:p>
          </table:table-cell>
          <table:table-cell table:style-name="ce1" office:value-type="string" calcext:value-type="string">
            <text:p>outro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q0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q7</text:p>
          </table:table-cell>
          <table:table-cell table:style-name="ce4"/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q8</text:p>
          </table:table-cell>
          <table:table-cell table:style-name="ce4"/>
          <table:table-cell table:style-name="ce4" office:value-type="string" calcext:value-type="string">
            <text:p>q10</text:p>
          </table:table-cell>
          <table:table-cell table:style-name="ce4"/>
          <table:table-cell table:style-name="ce4" office:value-type="string" calcext:value-type="string">
            <text:p>q26</text:p>
          </table:table-cell>
          <table:table-cell table:style-name="ce4" office:value-type="string" calcext:value-type="string">
            <text:p>q25</text:p>
          </table:table-cell>
          <table:table-cell table:style-name="ce4" office:value-type="string" calcext:value-type="string">
            <text:p>q17</text:p>
          </table:table-cell>
          <table:table-cell table:style-name="ce4" office:value-type="string" calcext:value-type="string">
            <text:p>q13</text:p>
          </table:table-cell>
          <table:table-cell table:style-name="ce4" office:value-type="string" calcext:value-type="string">
            <text:p>q20</text:p>
          </table:table-cell>
          <table:table-cell table:style-name="ce4" office:value-type="string" calcext:value-type="string">
            <text:p>q19</text:p>
          </table:table-cell>
          <table:table-cell table:style-name="ce4" office:value-type="string" calcext:value-type="string">
            <text:p>q21</text:p>
          </table:table-cell>
          <table:table-cell table:style-name="ce4" office:value-type="string" calcext:value-type="string">
            <text:p>q22</text:p>
          </table:table-cell>
          <table:table-cell table:style-name="ce4" office:value-type="string" calcext:value-type="string">
            <text:p>q24</text:p>
          </table:table-cell>
          <table:table-cell table:style-name="ce4" office:value-type="string" calcext:value-type="string">
            <text:p>q23</text:p>
          </table:table-cell>
          <table:table-cell table:style-name="ce4" office:value-type="string" calcext:value-type="string">
            <text:p>q12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5" office:value-type="string" calcext:value-type="string">
            <text:p>q1</text:p>
          </table:table-cell>
          <table:table-cell table:style-name="ce5" table:number-columns-repeated="2"/>
          <table:table-cell table:style-name="ce5" office:value-type="string" calcext:value-type="string">
            <text:p>q4</text:p>
          </table:table-cell>
          <table:table-cell table:style-name="ce5"/>
          <table:table-cell table:style-name="ce5" office:value-type="string" calcext:value-type="string">
            <text:p>q2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6" office:value-type="string" calcext:value-type="string">
            <text:p>q3</text:p>
          </table:table-cell>
          <table:table-cell table:style-name="ce6" table:number-columns-repeated="20"/>
          <table:table-cell table:number-columns-repeated="1002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5" table:number-columns-repeated="3"/>
          <table:table-cell table:style-name="ce5" office:value-type="string" calcext:value-type="string">
            <text:p>q4</text:p>
          </table:table-cell>
          <table:table-cell table:style-name="ce5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q4</text:p>
          </table:table-cell>
          <table:table-cell table:style-name="ce6" office:value-type="string" calcext:value-type="string">
            <text:p>q6</text:p>
          </table:table-cell>
          <table:table-cell table:style-name="ce6" table:number-columns-repeated="11"/>
          <table:table-cell table:number-columns-repeated="2" table:style-name="ce6" office:value-type="string" calcext:value-type="string">
            <text:p>q5</text:p>
          </table:table-cell>
          <table:table-cell table:style-name="ce6" table:number-columns-repeated="7"/>
          <table:table-cell table:number-columns-repeated="1002"/>
        </table:table-row>
        <table:table-row table:style-name="ro1">
          <table:table-cell table:style-name="ce1" office:value-type="string" calcext:value-type="string">
            <text:p>q5</text:p>
          </table:table-cell>
          <table:table-cell table:style-name="ce5" office:value-type="string" calcext:value-type="string">
            <text:p>q6</text:p>
          </table:table-cell>
          <table:table-cell table:style-name="ce5" table:number-columns-repeated="20"/>
          <table:table-cell table:number-columns-repeated="1002"/>
        </table:table-row>
        <table:table-row table:style-name="ro1">
          <table:table-cell table:style-name="ce2" office:value-type="string" calcext:value-type="string">
            <text:p>q6</text:p>
          </table:table-cell>
          <table:table-cell table:style-name="ce6" office:value-type="string" calcext:value-type="string">
            <text:p>q6</text:p>
          </table:table-cell>
          <table:table-cell table:style-name="ce6" table:number-columns-repeated="20"/>
          <table:table-cell table:number-columns-repeated="1002"/>
        </table:table-row>
        <table:table-row table:style-name="ro1">
          <table:table-cell table:style-name="ce1" office:value-type="string" calcext:value-type="string">
            <text:p>q7</text:p>
          </table:table-cell>
          <table:table-cell table:number-columns-repeated="4" table:style-name="ce5" office:value-type="string" calcext:value-type="string">
            <text:p>q7</text:p>
          </table:table-cell>
          <table:table-cell table:style-name="ce5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q8</text:p>
          </table:table-cell>
          <table:table-cell table:number-columns-repeated="4" table:style-name="ce6" office:value-type="string" calcext:value-type="string">
            <text:p>q8</text:p>
          </table:table-cell>
          <table:table-cell table:style-name="ce6" office:value-type="string" calcext:value-type="string">
            <text:p>q9</text:p>
          </table:table-cell>
          <table:table-cell table:number-columns-repeated="16" table:style-name="ce6" office:value-type="string" calcext:value-type="string">
            <text:p>q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q9</text:p>
          </table:table-cell>
          <table:table-cell table:style-name="ce5" table:number-columns-repeated="21"/>
          <table:table-cell table:number-columns-repeated="1002"/>
        </table:table-row>
        <table:table-row table:style-name="ro1">
          <table:table-cell table:style-name="ce2" office:value-type="string" calcext:value-type="string">
            <text:p>q10</text:p>
          </table:table-cell>
          <table:table-cell table:number-columns-repeated="7" table:style-name="ce6" office:value-type="string" calcext:value-type="string">
            <text:p>q10</text:p>
          </table:table-cell>
          <table:table-cell table:style-name="ce6" office:value-type="string" calcext:value-type="string">
            <text:p>q11</text:p>
          </table:table-cell>
          <table:table-cell table:number-columns-repeated="13" table:style-name="ce6" office:value-type="string" calcext:value-type="string">
            <text:p>q1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q11</text:p>
          </table:table-cell>
          <table:table-cell table:style-name="ce5" table:number-columns-repeated="21"/>
          <table:table-cell table:number-columns-repeated="1002"/>
        </table:table-row>
        <table:table-row table:style-name="ro1">
          <table:table-cell table:style-name="ce2" office:value-type="string" calcext:value-type="string">
            <text:p>q12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1" office:value-type="string" calcext:value-type="string">
            <text:p>q13</text:p>
          </table:table-cell>
          <table:table-cell table:style-name="ce5" table:number-columns-repeated="10"/>
          <table:table-cell table:style-name="ce5" office:value-type="string" calcext:value-type="string">
            <text:p>q15</text:p>
          </table:table-cell>
          <table:table-cell table:style-name="ce5"/>
          <table:table-cell table:style-name="ce5" office:value-type="string" calcext:value-type="string">
            <text:p>q16</text:p>
          </table:table-cell>
          <table:table-cell table:style-name="ce9" table:number-columns-repeated="4"/>
          <table:table-cell table:style-name="ce5" office:value-type="string" calcext:value-type="string">
            <text:p>q14</text:p>
          </table:table-cell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2" office:value-type="string" calcext:value-type="string">
            <text:p>q14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1" office:value-type="string" calcext:value-type="string">
            <text:p>q15</text:p>
          </table:table-cell>
          <table:table-cell table:style-name="ce5" table:number-columns-repeated="12"/>
          <table:table-cell table:style-name="ce9" table:number-columns-repeated="5"/>
          <table:table-cell table:style-name="ce15"/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2" office:value-type="string" calcext:value-type="string">
            <text:p>q16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1" office:value-type="string" calcext:value-type="string">
            <text:p>q17</text:p>
          </table:table-cell>
          <table:table-cell table:style-name="ce5" table:number-columns-repeated="12"/>
          <table:table-cell table:style-name="ce9" table:number-columns-repeated="5"/>
          <table:table-cell table:style-name="ce5" office:value-type="string" calcext:value-type="string">
            <text:p>q18</text:p>
          </table:table-cell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2" office:value-type="string" calcext:value-type="string">
            <text:p>q18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1" office:value-type="string" calcext:value-type="string">
            <text:p>q19</text:p>
          </table:table-cell>
          <table:table-cell table:style-name="ce5" table:number-columns-repeated="12"/>
          <table:table-cell table:style-name="ce9" table:number-columns-repeated="5"/>
          <table:table-cell table:style-name="ce15"/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2" office:value-type="string" calcext:value-type="string">
            <text:p>q20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1" office:value-type="string" calcext:value-type="string">
            <text:p>q21</text:p>
          </table:table-cell>
          <table:table-cell table:style-name="ce5" table:number-columns-repeated="12"/>
          <table:table-cell table:style-name="ce9" table:number-columns-repeated="5"/>
          <table:table-cell table:style-name="ce15"/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2" office:value-type="string" calcext:value-type="string">
            <text:p>q22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1" office:value-type="string" calcext:value-type="string">
            <text:p>q23</text:p>
          </table:table-cell>
          <table:table-cell table:style-name="ce5" table:number-columns-repeated="12"/>
          <table:table-cell table:style-name="ce10" table:number-columns-repeated="5"/>
          <table:table-cell table:style-name="ce16"/>
          <table:table-cell table:style-name="ce21" table:number-columns-repeated="2"/>
          <table:table-cell table:style-name="ce49"/>
          <table:table-cell table:number-columns-repeated="1002"/>
        </table:table-row>
        <table:table-row table:style-name="ro1">
          <table:table-cell table:style-name="ce2" office:value-type="string" calcext:value-type="string">
            <text:p>q24</text:p>
          </table:table-cell>
          <table:table-cell table:style-name="ce6" table:number-columns-repeated="12"/>
          <table:table-cell table:style-name="ce11" table:number-columns-repeated="5"/>
          <table:table-cell table:style-name="ce17"/>
          <table:table-cell table:style-name="ce22" table:number-columns-repeated="2"/>
          <table:table-cell table:style-name="ce50"/>
          <table:table-cell table:number-columns-repeated="1002"/>
        </table:table-row>
        <table:table-row table:style-name="ro1">
          <table:table-cell table:style-name="ce1" office:value-type="string" calcext:value-type="string">
            <text:p>q25</text:p>
          </table:table-cell>
          <table:table-cell table:style-name="ce5" table:number-columns-repeated="12"/>
          <table:table-cell table:style-name="ce12" table:number-columns-repeated="5"/>
          <table:table-cell table:style-name="ce18"/>
          <table:table-cell table:style-name="ce23" table:number-columns-repeated="2"/>
          <table:table-cell table:style-name="ce51"/>
          <table:table-cell table:number-columns-repeated="1002"/>
        </table:table-row>
        <table:table-row table:style-name="ro1">
          <table:table-cell table:style-name="ce3"/>
          <table:table-cell table:style-name="ce7" table:number-columns-repeated="12"/>
          <table:table-cell table:style-name="ce35" table:number-columns-repeated="5"/>
          <table:table-cell table:style-name="ce41" table:number-columns-repeated="2"/>
          <table:table-cell table:number-columns-repeated="1004"/>
        </table:table-row>
        <table:table-row table:style-name="ro1" table:number-rows-repeated="117">
          <table:table-cell table:number-columns-repeated="102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ágina1.O14:Página1.R24 Página1.N14:Página1.N14 Página1.N16:Página1.N24">
            <calcext:condition calcext:apply-style-name="ConditionalStyle_1" calcext:value="formula-is(LEN(TRIM([.N14]))&gt;0)" calcext:base-cell-address="Página1.N14"/>
          </calcext:conditional-format>
          <calcext:conditional-format calcext:target-range-address="Página1.N25:Página1.R26">
            <calcext:condition calcext:apply-style-name="ConditionalStyle_1" calcext:value="formula-is(LEN(TRIM([.N25]))&gt;0)" calcext:base-cell-address="Página1.N25"/>
          </calcext:conditional-format>
          <calcext:conditional-format calcext:target-range-address="Página1.N28:Página1.T28 Página1.N27:Página1.R28">
            <calcext:condition calcext:apply-style-name="ConditionalStyle_1" calcext:value="formula-is(LEN(TRIM([.N27]))&gt;0)" calcext:base-cell-address="Página1.N27"/>
          </calcext:conditional-format>
          <calcext:conditional-format calcext:target-range-address="Página1.T14:Página1.U24">
            <calcext:condition calcext:apply-style-name="ConditionalStyle_1" calcext:value="formula-is(LEN(TRIM([.T14]))&gt;0)" calcext:base-cell-address="Página1.T14"/>
          </calcext:conditional-format>
          <calcext:conditional-format calcext:target-range-address="Página1.T25:Página1.U26">
            <calcext:condition calcext:apply-style-name="ConditionalStyle_1" calcext:value="formula-is(LEN(TRIM([.T25]))&gt;0)" calcext:base-cell-address="Página1.T25"/>
          </calcext:conditional-format>
          <calcext:conditional-format calcext:target-range-address="Página1.T27:Página1.U27">
            <calcext:condition calcext:apply-style-name="ConditionalStyle_1" calcext:value="formula-is(LEN(TRIM([.T27]))&gt;0)" calcext:base-cell-address="Página1.T27"/>
          </calcext:conditional-format>
          <calcext:conditional-format calcext:target-range-address="Página1.S20:Página1.S24 Página1.S14:Página1.S14 Página1.S16:Página1.S18">
            <calcext:condition calcext:apply-style-name="ConditionalStyle_1" calcext:value="formula-is(LEN(TRIM([.S14]))&gt;0)" calcext:base-cell-address="Página1.S14"/>
          </calcext:conditional-format>
          <calcext:conditional-format calcext:target-range-address="Página1.S25:Página1.S26">
            <calcext:condition calcext:apply-style-name="ConditionalStyle_1" calcext:value="formula-is(LEN(TRIM([.S25]))&gt;0)" calcext:base-cell-address="Página1.S25"/>
          </calcext:conditional-format>
          <calcext:conditional-format calcext:target-range-address="Página1.S27:Página1.S27">
            <calcext:condition calcext:apply-style-name="ConditionalStyle_1" calcext:value="formula-is(LEN(TRIM([.S27]))&gt;0)" calcext:base-cell-address="Página1.S27"/>
          </calcext:conditional-format>
          <calcext:conditional-format calcext:target-range-address="Página1.V14:Página1.V24">
            <calcext:condition calcext:apply-style-name="ConditionalStyle_1" calcext:value="formula-is(LEN(TRIM([.V14]))&gt;0)" calcext:base-cell-address="Página1.V14"/>
          </calcext:conditional-format>
          <calcext:conditional-format calcext:target-range-address="Página1.V25:Página1.V26">
            <calcext:condition calcext:apply-style-name="ConditionalStyle_1" calcext:value="formula-is(LEN(TRIM([.V25]))&gt;0)" calcext:base-cell-address="Página1.V25"/>
          </calcext:conditional-format>
          <calcext:conditional-format calcext:target-range-address="Página1.V27:Página1.V27">
            <calcext:condition calcext:apply-style-name="ConditionalStyle_1" calcext:value="formula-is(LEN(TRIM([.V27]))&gt;0)" calcext:base-cell-address="Página1.V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0:09:18.002591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9-17T10:08:44.124888023</dc:date>
    <meta:editing-duration>PT29M10S</meta:editing-duration>
    <meta:editing-cycles>13</meta:editing-cycles>
    <meta:document-statistic meta:table-count="1" meta:cell-count="123" meta:object-count="0"/>
  </office:meta>
</office:document-meta>
</file>